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dd8" officeooo:paragraph-rsid="001f9dd8"/>
    </style:style>
    <style:style style:name="P2" style:family="paragraph" style:parent-style-name="Standard">
      <style:paragraph-properties fo:text-align="center" style:justify-single-word="false"/>
      <style:text-properties officeooo:rsid="00205042" officeooo:paragraph-rsid="00205042"/>
    </style:style>
    <style:style style:name="P3" style:family="paragraph" style:parent-style-name="Standard">
      <style:paragraph-properties fo:text-align="start" style:justify-single-word="false"/>
      <style:text-properties officeooo:rsid="00219f72" officeooo:paragraph-rsid="00219f72"/>
    </style:style>
    <style:style style:name="P4" style:family="paragraph" style:parent-style-name="Standard">
      <style:paragraph-properties fo:text-align="start" style:justify-single-word="false"/>
      <style:text-properties officeooo:rsid="00219f72" officeooo:paragraph-rsid="00526ec1"/>
    </style:style>
    <style:style style:name="P5" style:family="paragraph" style:parent-style-name="Standard">
      <style:paragraph-properties fo:text-align="start" style:justify-single-word="false"/>
      <style:text-properties officeooo:rsid="00219f72" officeooo:paragraph-rsid="00502504"/>
    </style:style>
    <style:style style:name="P6" style:family="paragraph" style:parent-style-name="Standard">
      <style:paragraph-properties fo:text-align="start" style:justify-single-word="false"/>
      <style:text-properties officeooo:rsid="00219f72" officeooo:paragraph-rsid="00887301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05042" officeooo:paragraph-rsid="0020504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25da84" officeooo:paragraph-rsid="0025da84"/>
    </style:style>
    <style:style style:name="P9" style:family="paragraph" style:parent-style-name="Standard">
      <style:paragraph-properties fo:text-align="start" style:justify-single-word="false"/>
      <style:text-properties officeooo:rsid="002b7184" officeooo:paragraph-rsid="004121b0"/>
    </style:style>
    <style:style style:name="P10" style:family="paragraph" style:parent-style-name="Standard">
      <style:paragraph-properties fo:text-align="start" style:justify-single-word="false"/>
      <style:text-properties officeooo:rsid="00439a6f" officeooo:paragraph-rsid="00439a6f"/>
    </style:style>
    <style:style style:name="P11" style:family="paragraph" style:parent-style-name="Standard">
      <style:paragraph-properties fo:text-align="start" style:justify-single-word="false"/>
      <style:text-properties officeooo:paragraph-rsid="00219f72"/>
    </style:style>
    <style:style style:name="P12" style:family="paragraph" style:parent-style-name="Standard">
      <style:paragraph-properties fo:text-align="start" style:justify-single-word="false"/>
      <style:text-properties officeooo:paragraph-rsid="004f04da"/>
    </style:style>
    <style:style style:name="P13" style:family="paragraph" style:parent-style-name="Standard">
      <style:paragraph-properties fo:text-align="start" style:justify-single-word="false"/>
      <style:text-properties officeooo:paragraph-rsid="00526ec1"/>
    </style:style>
    <style:style style:name="P14" style:family="paragraph" style:parent-style-name="Standard">
      <style:paragraph-properties fo:text-align="start" style:justify-single-word="false"/>
      <style:text-properties officeooo:paragraph-rsid="005653e5"/>
    </style:style>
    <style:style style:name="P15" style:family="paragraph" style:parent-style-name="Standard">
      <style:paragraph-properties fo:text-align="start" style:justify-single-word="false"/>
      <style:text-properties officeooo:paragraph-rsid="008135b9"/>
    </style:style>
    <style:style style:name="P16" style:family="paragraph" style:parent-style-name="Standard">
      <style:paragraph-properties fo:text-align="start" style:justify-single-word="false"/>
      <style:text-properties officeooo:paragraph-rsid="0082714d"/>
    </style:style>
    <style:style style:name="P17" style:family="paragraph" style:parent-style-name="Standard">
      <style:paragraph-properties fo:text-align="start" style:justify-single-word="false"/>
      <style:text-properties officeooo:paragraph-rsid="0086b043"/>
    </style:style>
    <style:style style:name="P18" style:family="paragraph" style:parent-style-name="Standard">
      <style:paragraph-properties fo:text-align="start" style:justify-single-word="false"/>
      <style:text-properties officeooo:paragraph-rsid="00884feb"/>
    </style:style>
    <style:style style:name="P19" style:family="paragraph" style:parent-style-name="Standard">
      <style:paragraph-properties fo:text-align="start" style:justify-single-word="false"/>
      <style:text-properties officeooo:rsid="0045d5fc" officeooo:paragraph-rsid="0045d5fc"/>
    </style:style>
    <style:style style:name="P20" style:family="paragraph" style:parent-style-name="Standard">
      <style:paragraph-properties fo:text-align="start" style:justify-single-word="false"/>
      <style:text-properties officeooo:rsid="004b9cb3" officeooo:paragraph-rsid="004b9cb3"/>
    </style:style>
    <style:style style:name="P21" style:family="paragraph" style:parent-style-name="Standard">
      <style:paragraph-properties fo:text-align="start" style:justify-single-word="false"/>
      <style:text-properties officeooo:rsid="004f04da" officeooo:paragraph-rsid="005653e5"/>
    </style:style>
    <style:style style:name="P22" style:family="paragraph" style:parent-style-name="Standard">
      <style:paragraph-properties fo:text-align="start" style:justify-single-word="false"/>
      <style:text-properties officeooo:rsid="0056e6dc" officeooo:paragraph-rsid="0056e6dc"/>
    </style:style>
    <style:style style:name="P23" style:family="paragraph" style:parent-style-name="Standard">
      <style:paragraph-properties fo:text-align="start" style:justify-single-word="false"/>
      <style:text-properties officeooo:rsid="00598feb" officeooo:paragraph-rsid="00598feb"/>
    </style:style>
    <style:style style:name="P24" style:family="paragraph" style:parent-style-name="Standard">
      <style:paragraph-properties fo:text-align="start" style:justify-single-word="false"/>
      <style:text-properties officeooo:rsid="005b8d08" officeooo:paragraph-rsid="005b8d08"/>
    </style:style>
    <style:style style:name="P25" style:family="paragraph" style:parent-style-name="Standard">
      <style:paragraph-properties fo:text-align="start" style:justify-single-word="false"/>
      <style:text-properties officeooo:rsid="005ed39e" officeooo:paragraph-rsid="005ed39e"/>
    </style:style>
    <style:style style:name="P26" style:family="paragraph" style:parent-style-name="Standard">
      <style:paragraph-properties fo:text-align="start" style:justify-single-word="false"/>
      <style:text-properties officeooo:rsid="00618fc8" officeooo:paragraph-rsid="0062eb23"/>
    </style:style>
    <style:style style:name="P27" style:family="paragraph" style:parent-style-name="Standard">
      <style:paragraph-properties fo:text-align="start" style:justify-single-word="false"/>
      <style:text-properties officeooo:rsid="0066509c" officeooo:paragraph-rsid="0066509c"/>
    </style:style>
    <style:style style:name="P28" style:family="paragraph" style:parent-style-name="Standard">
      <style:paragraph-properties fo:text-align="start" style:justify-single-word="false"/>
      <style:text-properties officeooo:rsid="0066509c" officeooo:paragraph-rsid="006f9cfc"/>
    </style:style>
    <style:style style:name="P29" style:family="paragraph" style:parent-style-name="Standard">
      <style:paragraph-properties fo:text-align="start" style:justify-single-word="false"/>
      <style:text-properties officeooo:rsid="00681486" officeooo:paragraph-rsid="006b0394"/>
    </style:style>
    <style:style style:name="P30" style:family="paragraph" style:parent-style-name="Standard">
      <style:paragraph-properties fo:text-align="start" style:justify-single-word="false"/>
      <style:text-properties officeooo:rsid="00681486" officeooo:paragraph-rsid="006f9cfc"/>
    </style:style>
    <style:style style:name="P31" style:family="paragraph" style:parent-style-name="Standard">
      <style:paragraph-properties fo:text-align="start" style:justify-single-word="false"/>
      <style:text-properties officeooo:rsid="006b0394" officeooo:paragraph-rsid="006b0394"/>
    </style:style>
    <style:style style:name="P32" style:family="paragraph" style:parent-style-name="Standard">
      <style:paragraph-properties fo:text-align="start" style:justify-single-word="false"/>
      <style:text-properties officeooo:rsid="006ce62d" officeooo:paragraph-rsid="006ce62d"/>
    </style:style>
    <style:style style:name="P33" style:family="paragraph" style:parent-style-name="Standard">
      <style:paragraph-properties fo:text-align="start" style:justify-single-word="false"/>
      <style:text-properties officeooo:rsid="006efe30" officeooo:paragraph-rsid="006efe30"/>
    </style:style>
    <style:style style:name="P34" style:family="paragraph" style:parent-style-name="Standard">
      <style:paragraph-properties fo:text-align="start" style:justify-single-word="false"/>
      <style:text-properties officeooo:rsid="00741708" officeooo:paragraph-rsid="00741708"/>
    </style:style>
    <style:style style:name="P35" style:family="paragraph" style:parent-style-name="Standard">
      <style:paragraph-properties fo:text-align="start" style:justify-single-word="false"/>
      <style:text-properties officeooo:rsid="0075f7a5" officeooo:paragraph-rsid="0077c72c"/>
    </style:style>
    <style:style style:name="P36" style:family="paragraph" style:parent-style-name="Standard">
      <style:paragraph-properties fo:text-align="start" style:justify-single-word="false"/>
      <style:text-properties officeooo:rsid="007aaf52" officeooo:paragraph-rsid="007adc1f"/>
    </style:style>
    <style:style style:name="P37" style:family="paragraph" style:parent-style-name="Standard">
      <style:paragraph-properties fo:text-align="start" style:justify-single-word="false"/>
      <style:text-properties officeooo:rsid="0082714d" officeooo:paragraph-rsid="0082714d"/>
    </style:style>
    <style:style style:name="P38" style:family="paragraph" style:parent-style-name="Standard">
      <style:paragraph-properties fo:text-align="start" style:justify-single-word="false"/>
      <style:text-properties officeooo:rsid="0086b043" officeooo:paragraph-rsid="0086b043"/>
    </style:style>
    <style:style style:name="P39" style:family="paragraph" style:parent-style-name="Standard">
      <style:paragraph-properties fo:text-align="start" style:justify-single-word="false"/>
      <style:text-properties officeooo:rsid="00884feb" officeooo:paragraph-rsid="00884feb"/>
    </style:style>
    <style:style style:name="P40" style:family="paragraph" style:parent-style-name="Standard">
      <style:paragraph-properties fo:text-align="start" style:justify-single-word="false"/>
      <style:text-properties officeooo:rsid="00887301" officeooo:paragraph-rsid="00887301"/>
    </style:style>
    <style:style style:name="T1" style:family="text">
      <style:text-properties officeooo:rsid="0024fea3"/>
    </style:style>
    <style:style style:name="T2" style:family="text">
      <style:text-properties style:text-position="sub 58%" officeooo:rsid="00808a3f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24fea3"/>
    </style:style>
    <style:style style:name="T5" style:family="text">
      <style:text-properties style:text-position="0% 100%" officeooo:rsid="0027bb42"/>
    </style:style>
    <style:style style:name="T6" style:family="text">
      <style:text-properties style:text-position="0% 100%" officeooo:rsid="00292115"/>
    </style:style>
    <style:style style:name="T7" style:family="text">
      <style:text-properties style:text-position="0% 100%" officeooo:rsid="00295506"/>
    </style:style>
    <style:style style:name="T8" style:family="text">
      <style:text-properties style:text-position="0% 100%" officeooo:rsid="002a70cf"/>
    </style:style>
    <style:style style:name="T9" style:family="text">
      <style:text-properties style:text-position="0% 100%" officeooo:rsid="002b9a17"/>
    </style:style>
    <style:style style:name="T10" style:family="text">
      <style:text-properties style:text-position="0% 100%" officeooo:rsid="002d2303"/>
    </style:style>
    <style:style style:name="T11" style:family="text">
      <style:text-properties style:text-position="0% 100%" officeooo:rsid="002e5d70"/>
    </style:style>
    <style:style style:name="T12" style:family="text">
      <style:text-properties style:text-position="0% 100%" officeooo:rsid="002e8119"/>
    </style:style>
    <style:style style:name="T13" style:family="text">
      <style:text-properties style:text-position="0% 100%" officeooo:rsid="003077e7"/>
    </style:style>
    <style:style style:name="T14" style:family="text">
      <style:text-properties style:text-position="0% 100%" officeooo:rsid="0031d4cb"/>
    </style:style>
    <style:style style:name="T15" style:family="text">
      <style:text-properties style:text-position="0% 100%" officeooo:rsid="0031ed8b"/>
    </style:style>
    <style:style style:name="T16" style:family="text">
      <style:text-properties style:text-position="0% 100%" officeooo:rsid="00346573"/>
    </style:style>
    <style:style style:name="T17" style:family="text">
      <style:text-properties style:text-position="0% 100%" officeooo:rsid="0034f988"/>
    </style:style>
    <style:style style:name="T18" style:family="text">
      <style:text-properties style:text-position="0% 100%" officeooo:rsid="0035004b"/>
    </style:style>
    <style:style style:name="T19" style:family="text">
      <style:text-properties style:text-position="0% 100%" officeooo:rsid="00366473"/>
    </style:style>
    <style:style style:name="T20" style:family="text">
      <style:text-properties style:text-position="0% 100%" officeooo:rsid="003ad868"/>
    </style:style>
    <style:style style:name="T21" style:family="text">
      <style:text-properties style:text-position="0% 100%" officeooo:rsid="003c9df6"/>
    </style:style>
    <style:style style:name="T22" style:family="text">
      <style:text-properties style:text-position="0% 100%" officeooo:rsid="003e706c"/>
    </style:style>
    <style:style style:name="T23" style:family="text">
      <style:text-properties style:text-position="0% 100%" officeooo:rsid="003ec44e"/>
    </style:style>
    <style:style style:name="T24" style:family="text">
      <style:text-properties style:text-position="0% 100%" officeooo:rsid="0042b99c"/>
    </style:style>
    <style:style style:name="T25" style:family="text">
      <style:text-properties style:text-position="0% 100%" officeooo:rsid="00439a6f"/>
    </style:style>
    <style:style style:name="T26" style:family="text">
      <style:text-properties style:text-position="0% 100%" officeooo:rsid="00808a3f"/>
    </style:style>
    <style:style style:name="T27" style:family="text">
      <style:text-properties style:text-position="super 58%"/>
    </style:style>
    <style:style style:name="T28" style:family="text">
      <style:text-properties style:text-position="super 58%" officeooo:rsid="0024fea3"/>
    </style:style>
    <style:style style:name="T29" style:family="text">
      <style:text-properties style:text-position="super 58%" officeooo:rsid="002a70cf"/>
    </style:style>
    <style:style style:name="T30" style:family="text">
      <style:text-properties style:text-position="super 58%" officeooo:rsid="003ec44e"/>
    </style:style>
    <style:style style:name="T31" style:family="text">
      <style:text-properties style:text-position="super 58%" officeooo:rsid="00887301"/>
    </style:style>
    <style:style style:name="T32" style:family="text">
      <style:text-properties officeooo:rsid="00477641"/>
    </style:style>
    <style:style style:name="T33" style:family="text">
      <style:text-properties officeooo:rsid="004b9cb3"/>
    </style:style>
    <style:style style:name="T34" style:family="text">
      <style:text-properties officeooo:rsid="004d316d"/>
    </style:style>
    <style:style style:name="T35" style:family="text">
      <style:text-properties officeooo:rsid="004f04da"/>
    </style:style>
    <style:style style:name="T36" style:family="text">
      <style:text-properties fo:font-variant="normal" fo:text-transform="none" fo:color="#252525" fo:letter-spacing="normal"/>
    </style:style>
    <style:style style:name="T37" style:family="text">
      <style:text-properties fo:font-variant="normal" fo:text-transform="none" fo:color="#252525" fo:letter-spacing="normal" officeooo:rsid="004f04da"/>
    </style:style>
    <style:style style:name="T38" style:family="text">
      <style:text-properties fo:font-variant="normal" fo:text-transform="none" fo:color="#252525" fo:letter-spacing="normal" officeooo:rsid="00502504"/>
    </style:style>
    <style:style style:name="T39" style:family="text">
      <style:text-properties fo:font-variant="normal" fo:text-transform="none" fo:color="#252525" fo:letter-spacing="normal" officeooo:rsid="0058404c"/>
    </style:style>
    <style:style style:name="T40" style:family="text">
      <style:text-properties fo:font-variant="normal" fo:text-transform="none" fo:color="#252525" fo:letter-spacing="normal" officeooo:rsid="00597f87"/>
    </style:style>
    <style:style style:name="T41" style:family="text">
      <style:text-properties fo:font-variant="normal" fo:text-transform="none" fo:color="#252525" fo:letter-spacing="normal" officeooo:rsid="0060cc3a"/>
    </style:style>
    <style:style style:name="T42" style:family="text">
      <style:text-properties fo:font-variant="normal" fo:text-transform="none" fo:color="#252525" fo:letter-spacing="normal" officeooo:rsid="005ed39e"/>
    </style:style>
    <style:style style:name="T43" style:family="text">
      <style:text-properties fo:font-variant="normal" fo:text-transform="none" fo:color="#252525" fo:letter-spacing="normal" officeooo:rsid="00618fc8"/>
    </style:style>
    <style:style style:name="T44" style:family="text">
      <style:text-properties fo:font-variant="normal" fo:text-transform="none" fo:color="#252525" fo:letter-spacing="normal" officeooo:rsid="007cb646"/>
    </style:style>
    <style:style style:name="T45" style:family="text">
      <style:text-properties officeooo:rsid="00526ec1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526ec1" style:font-weight-asian="bold" style:font-weight-complex="bold"/>
    </style:style>
    <style:style style:name="T48" style:family="text">
      <style:text-properties officeooo:rsid="00549df8"/>
    </style:style>
    <style:style style:name="T49" style:family="text">
      <style:text-properties officeooo:rsid="00618fc8"/>
    </style:style>
    <style:style style:name="T50" style:family="text">
      <style:text-properties officeooo:rsid="0067cc49"/>
    </style:style>
    <style:style style:name="T51" style:family="text">
      <style:text-properties officeooo:rsid="0069c4d4"/>
    </style:style>
    <style:style style:name="T52" style:family="text">
      <style:text-properties officeooo:rsid="006d6005"/>
    </style:style>
    <style:style style:name="T53" style:family="text">
      <style:text-properties officeooo:rsid="006f8d90"/>
    </style:style>
    <style:style style:name="T54" style:family="text">
      <style:text-properties officeooo:rsid="0071a9eb"/>
    </style:style>
    <style:style style:name="T55" style:family="text">
      <style:text-properties officeooo:rsid="00741708"/>
    </style:style>
    <style:style style:name="T56" style:family="text">
      <style:text-properties officeooo:rsid="007adc1f"/>
    </style:style>
    <style:style style:name="T57" style:family="text">
      <style:text-properties officeooo:rsid="00808a3f"/>
    </style:style>
    <style:style style:name="T58" style:family="text">
      <style:text-properties officeooo:rsid="0082714d"/>
    </style:style>
    <style:style style:name="T59" style:family="text">
      <style:text-properties officeooo:rsid="00842ede"/>
    </style:style>
    <style:style style:name="T60" style:family="text">
      <style:text-properties officeooo:rsid="0084c47f"/>
    </style:style>
    <style:style style:name="T61" style:family="text">
      <style:text-properties officeooo:rsid="0086b043"/>
    </style:style>
    <style:style style:name="T62" style:family="text">
      <style:text-properties officeooo:rsid="00884feb"/>
    </style:style>
    <style:style style:name="T63" style:family="text">
      <style:text-properties officeooo:rsid="008873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Theory of Computation</text:p>
      <text:p text:style-name="P1">Due 1/20/16</text:p>
      <text:p text:style-name="P1"/>
      <text:p text:style-name="P7">Problem Set 1</text:p>
      <text:p text:style-name="P2"/>
      <text:p text:style-name="P3"><text:span text:style-name="T47">Problem </text:span><text:span text:style-name="T46">1.</text:span> <text:span text:style-name="T1">Prove by induction on the number of elements in S: If S is any nonempty set the number of different nonempty subsets of S is 2</text:span><text:span text:style-name="T28">|S|</text:span><text:span text:style-name="T4"> - 1.</text:span></text:p>
      <text:p text:style-name="P3"/>
      <text:p text:style-name="P8"><text:span text:style-name="T4">B</text:span><text:span text:style-name="T3">ase case: </text:span><text:span text:style-name="T5">The smallest nonempty set is one which contains a single element. </text:span><text:span text:style-name="T6">If a set contains one element, it has two subsets: the empty set, and the set containing that element. </text:span><text:span text:style-name="T7">Thus it contains just one nonempty subset. </text:span><text:span text:style-name="T8">Now, applying the hypothesis: 2</text:span><text:span text:style-name="T29">1</text:span><text:span text:style-name="T8"> – 1 = 1. </text:span><text:span text:style-name="T9">These values are equal, proving</text:span><text:span text:style-name="T8"> the hypothesis for the base case.</text:span></text:p>
      <text:p text:style-name="P8"/>
      <text:p text:style-name="P9"><text:span text:style-name="T8">I</text:span><text:span text:style-name="T3">nduction step: </text:span><text:span text:style-name="T10">Let us first determine how many new subsets are introduced when an element is added to a set. </text:span><text:span text:style-name="T11">Take the set {a}, </text:span><text:span text:style-name="T12">which has one nonempty subset, {a}</text:span><text:span text:style-name="T11">. </text:span><text:span text:style-name="T12">When element 'b' is added, there are now </text:span><text:span text:style-name="T15">three</text:span><text:span text:style-name="T12"> nonempty subsets: {a}, {b}, {a,b}. </text:span><text:span text:style-name="T13">We can see a pattern emerging when adding element 'c'. </text:span><text:span text:style-name="T14">We have </text:span><text:span text:style-name="T15">seven</text:span><text:span text:style-name="T14"> nonempty subsets, the three old ones {a}, {b}, {a,b}, plus four new ones: {c}, {a,c}, {b,c}, {a,b,c}. </text:span><text:span text:style-name="T16">When we add a new element to a set, </text:span><text:span text:style-name="T17">we get all the subsets of the previous set, with the new element added, plus the new element in its own set. </text:span><text:span text:style-name="T18">To quantify this rule, let us define N(x) as the number of nonempty subsets of a set with x elements. </text:span><text:span text:style-name="T19">Then: N(|S| + 1) = 2*N(S) + 1. </text:span><text:span text:style-name="T20">Substituting in the </text:span><text:span text:style-name="T21">induction hypothesis, </text:span><text:span text:style-name="T22">we can create the following equality: </text:span><text:span text:style-name="T23">2*(2</text:span><text:span text:style-name="T30">|S| </text:span><text:span text:style-name="T23"><text:s/>– 1) + 1 = 2</text:span><text:span text:style-name="T30">|S| + 1</text:span><text:span text:style-name="T23"> – 1. </text:span><text:span text:style-name="T24">On each side is a different representation of the set with |S|+1 elements. </text:span><text:span text:style-name="T25">Reducing this equality:</text:span></text:p>
      <text:p text:style-name="P10"><text:span text:style-name="T3">→ 2</text:span><text:span text:style-name="T27">|S|+1</text:span><text:span text:style-name="T3"> – 2 + 1 =</text:span><text:span text:style-name="T23"> 2</text:span><text:span text:style-name="T30">|S| + 1</text:span><text:span text:style-name="T23"> – 1</text:span></text:p>
      <text:p text:style-name="P10"><text:span text:style-name="T23">→</text:span><text:span text:style-name="T3"> </text:span><text:span text:style-name="T23">2</text:span><text:span text:style-name="T30">|S| + 1</text:span><text:span text:style-name="T23"> – 1 </text:span><text:span text:style-name="T3">= </text:span><text:span text:style-name="T23">2</text:span><text:span text:style-name="T30">|S| + 1</text:span><text:span text:style-name="T23"> – 1</text:span></text:p>
      <text:p text:style-name="P19"/>
      <text:p text:style-name="P19">Conclusion: <text:span text:style-name="T32">By the principle of induction, the hypothesis is therefore true for all nonempty sets.</text:span></text:p>
      <text:p text:style-name="P3"/>
      <text:p text:style-name="P13"><text:span text:style-name="T47">Problem 2.</text:span><text:span text:style-name="T45"> Use the contrapositive to prove: If x,y </text:span>∈ <text:span text:style-name="T36">ℤ</text:span><text:span text:style-name="T33"> and both xy and x+y are even, then both x and y are even.</text:span></text:p>
      <text:p text:style-name="P11"/>
      <text:p text:style-name="P21">To restate the definitions of even and off for reference:</text:p>
      <text:p text:style-name="P14"><text:span text:style-name="T35">x is even iff x=2a for some a ∈ </text:span><text:span text:style-name="T36">ℤ</text:span></text:p>
      <text:p text:style-name="P14"><text:span text:style-name="T37">x is </text:span><text:span text:style-name="T38">odd</text:span><text:span text:style-name="T37"> iff x=2a</text:span><text:span text:style-name="T38">+1</text:span><text:span text:style-name="T37"> for some a ∈ </text:span><text:span text:style-name="T36">ℤ</text:span></text:p>
      <text:p text:style-name="P11"/>
      <text:p text:style-name="P20">The contrapositive can be stated as follow<text:span text:style-name="T48">s</text:span>: <text:span text:style-name="T34">If x and y are not both even, then xy and x+y are not both even.</text:span></text:p>
      <text:p text:style-name="P20"/>
      <text:p text:style-name="P22">For x,y ∈ <text:span text:style-name="T36">ℤ, there are four possible combinations of even and odd. </text:span><text:span text:style-name="T39">We need </text:span><text:span text:style-name="T40">to observe the three cases in which x and y are not both even.</text:span></text:p>
      <text:p text:style-name="P22"/>
      <text:p text:style-name="P23"><text:span text:style-name="T40">C</text:span><text:span text:style-name="T36">ase 1: x and y both odd</text:span></text:p>
      <text:p text:style-name="P25">Therefore, x = 2a<text:span text:style-name="T49">+1</text:span> for <text:span text:style-name="T35">some a ∈ </text:span><text:span text:style-name="T36">ℤ, and y = 2b+1 </text:span><text:span text:style-name="T41">for </text:span><text:span text:style-name="T37">some </text:span><text:span text:style-name="T43">b</text:span><text:span text:style-name="T37"> ∈ </text:span><text:span text:style-name="T36">ℤ.</text:span></text:p>
      <text:p text:style-name="P27">To show that xy and x+y are not both even, it is sufficient to show that just one is not even. <text:span text:style-name="T50">We will use xy in this case:</text:span></text:p>
      <text:p text:style-name="P29">xy = (2a + 1)(2b + 1) <text:span text:style-name="T51">= </text:span></text:p>
      <text:p text:style-name="P29"><text:span text:style-name="T51">4ab + 2a + 2b + 1 =</text:span></text:p>
      <text:p text:style-name="P31">2(2ab + a + b) + 1</text:p>
      <text:p text:style-name="P32"><text:span text:style-name="T52">Let</text:span> c = 2ab + a + b, <text:span text:style-name="T55">where</text:span> <text:span text:style-name="T52">c is an integer because the integers are closed under addition and </text:span><text:soft-page-break/><text:span text:style-name="T52">multiplication.</text:span></text:p>
      <text:p text:style-name="P33">Then xy = 2c+1, so is odd. <text:span text:style-name="T53">Thus xy and x+y are not both even, because xy is odd.</text:span></text:p>
      <text:p text:style-name="P12"/>
      <text:p text:style-name="P24">Case 2: x even, y odd</text:p>
      <text:p text:style-name="P26">Therefore, x = 2a <text:span text:style-name="T41">for </text:span><text:span text:style-name="T37">some </text:span><text:span text:style-name="T36">a</text:span><text:span text:style-name="T37"> ∈ </text:span><text:span text:style-name="T42">ℤ, and y = 2b+1 </text:span><text:span text:style-name="T41">for </text:span><text:span text:style-name="T37">some </text:span><text:span text:style-name="T36">b</text:span><text:span text:style-name="T37"> ∈ </text:span><text:span text:style-name="T42">ℤ.</text:span></text:p>
      <text:p text:style-name="P28">To show that xy and x+y are not both even, it is sufficient to show that just one is not even. <text:span text:style-name="T50">We will use x+y in this case:</text:span></text:p>
      <text:p text:style-name="P30">x<text:span text:style-name="T54">+</text:span>y = <text:span text:style-name="T55">2a + 2b + 1 =</text:span></text:p>
      <text:p text:style-name="P34">2(a+b) + 1</text:p>
      <text:p text:style-name="P34">Let c = a+b, where c is an integer because the integers are closed under addition.</text:p>
      <text:p text:style-name="P35">Then x+y = 2c + 1, so is odd. <text:span text:style-name="T53">Thus xy and x+y are not both even, because x+y is odd.</text:span></text:p>
      <text:p text:style-name="P30"/>
      <text:p text:style-name="P24">Case 3: x odd, y even</text:p>
      <text:p text:style-name="P24">Symmetric to case 2, proved without loss of generality.</text:p>
      <text:p text:style-name="P24"/>
      <text:p text:style-name="P36">Conclusion: <text:span text:style-name="T56">By proving that xy and x+y are not both even for the three relevant combinations (even, odd) of x,y </text:span><text:span text:style-name="T37">∈ </text:span><text:span text:style-name="T42">ℤ, </text:span><text:span text:style-name="T44">we have proved the contrapositive of the original statement, and therefore also the original statement.</text:span></text:p>
      <text:p text:style-name="P5"/>
      <text:p text:style-name="P15"><text:span text:style-name="T47">Problem 3.</text:span><text:span text:style-name="T45"> Suppose R</text:span><text:span text:style-name="T2">&lt;</text:span><text:span text:style-name="T26"> is the usual “less than” relation on the reals, so R</text:span><text:span text:style-name="T2">&lt; </text:span><text:span text:style-name="T26">= {(a,b): a,b </text:span>∈ ℝ and a &lt; b}.</text:p>
      <text:p text:style-name="P15"/>
      <text:p text:style-name="P16"><text:span text:style-name="T58">a) </text:span>Does R&lt; have property of being transitive?</text:p>
      <text:p text:style-name="P37"/>
      <text:p text:style-name="P16"><text:span text:style-name="T58">b) </text:span>Describe the reflexive closure of R&lt;. Identify a particular operator that describes this relation.</text:p>
      <text:p text:style-name="P37"/>
      <text:p text:style-name="P16"><text:span text:style-name="T58">c) </text:span>Describe the symmetric closure of R&lt;. Again, identify a particular operator, <text:span text:style-name="T60">if you can.</text:span></text:p>
      <text:p text:style-name="P3"/>
      <text:p text:style-name="P13"><text:span text:style-name="T47">Problem 4.</text:span><text:span text:style-name="T45"> </text:span>Let Σ = {a, b, c}. Describe the following languages over Σ* as succinctly as possible. </text:p>
      <text:p text:style-name="P4"/>
      <text:p text:style-name="P17"><text:span text:style-name="T61">a) </text:span>{a<text:span text:style-name="T27">n</text:span>b<text:span text:style-name="T27">n</text:span> : n ≥ 0} ∩ {b<text:span text:style-name="T27">2n</text:span> : n ≥ 0}</text:p>
      <text:p text:style-name="P38"/>
      <text:p text:style-name="P17"><text:span text:style-name="T61">b) </text:span>Σ* - Σ*</text:p>
      <text:p text:style-name="P38"/>
      <text:p text:style-name="P17"><text:span text:style-name="T61">c) </text:span>The complement of this union: {x : x = by, y ∈ Σ*} U {x : x = cy, y ∈ Σ*} U ɛ</text:p>
      <text:p text:style-name="P38"/>
      <text:p text:style-name="P17"><text:span text:style-name="T61">d) </text:span>{x : x = yaz, y, z ∈ Σ*} U {x : x = ybz, y, z ∈ Σ*} U {x : x = ycz, y, z ∈ Σ*}</text:p>
      <text:p text:style-name="P3"/>
      <text:p text:style-name="P6"><text:span text:style-name="T47">Problem </text:span><text:span text:style-name="T46">5.</text:span> <text:span text:style-name="T63">Let x</text:span><text:span text:style-name="T31">R</text:span><text:span text:style-name="T63"> be the string x reversed, defined inductively as ɛ</text:span><text:span text:style-name="T31">R</text:span><text:span text:style-name="T63"> = ɛ and (xa)</text:span><text:span text:style-name="T31">R</text:span><text:span text:style-name="T63"> = ax</text:span><text:span text:style-name="T31">R</text:span><text:span text:style-name="T63">.</text:span></text:p>
      <text:p text:style-name="P40"><text:s/>Let Q = {x : x ∈ {a,b}* and x = x<text:span text:style-name="T27">R</text:span>} — that is, the set of “palindromes” of a’s and b’s that read</text:p>
      <text:p text:style-name="P40">the same forwards and backwards. aa, bab, and ɛ are examples of members of Q.</text:p>
      <text:p text:style-name="P4"/>
      <text:p text:style-name="P18"><text:span text:style-name="T62">a) </text:span>Prove by contradiction that Q is infinite. </text:p>
      <text:p text:style-name="P39"/>
      <text:p text:style-name="P18"><text:span text:style-name="T62">b) </text:span>Describe a reasonable way to list all the elements of Q in some order that lists every element exactly once. Explain in your own words (including the words “bijection,” “one-toone,” and “onto”) why this demonstrates that the set is countably infinite.</text:p>
      <text:p text:style-name="P39"/>
      <text:p text:style-name="P18"><text:span text:style-name="T62">c) </text:span>Consider the set of all possible languages of palindromes over {a,b} — in other words, the power set of Q. Prove by contradiction (using diagonalization) that this set is uncountably infin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23:04:29.055077846</meta:creation-date>
    <meta:generator>LibreOffice/4.2.8.2$Linux_X86_64 LibreOffice_project/420m0$Build-2</meta:generator>
    <dc:date>2016-01-24T20:50:59.227997399</dc:date>
    <meta:editing-duration>P3DT21H44M7S</meta:editing-duration>
    <meta:editing-cycles>105</meta:editing-cycles>
    <meta:document-statistic meta:table-count="0" meta:image-count="0" meta:object-count="0" meta:page-count="2" meta:paragraph-count="49" meta:word-count="968" meta:character-count="4639" meta:non-whitespace-character-count="3706"/>
  </office:meta>
</office:document-meta>
</file>